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inuation.getContinuation(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inuation.getUs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equals( Object an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inuation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.ge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.display(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Continuation.getParen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.setUser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ha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inuatio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Continuation.WebContinuation( String id , Object continuation , WebContinuation parentContinuation , int timeToLive , String interpreterId , ContinuationsDisposer dispo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Continuation.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compareTo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inuation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interpreterMatches( String interpre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detachFrom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inuation.getDisp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.update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